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7cm" draw:marker-start-width="2.32cm" draw:marker-end="Symmetric_20_Arrow" draw:marker-end-width="2.15cm" draw:marker-end-center="true" svg:stroke-linecap="round" draw:fill="none" draw:textarea-vertical-align="middle" fo:padding-top="0.475cm" fo:padding-bottom="0.475cm" fo:padding-left="0.6cm" fo:padding-right="0.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3.517cm" svg:height="3.115cm" svg:x="5.408cm" svg:y="1.9cm" svg:viewBox="0 0 3518 3116" svg:d="M2292 0c1800 100 1600 3100-490 3116s-2410-2916-710-311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 S</meta:initial-creator>
    <meta:creation-date>2019-04-06T19:50:04.91</meta:creation-date>
    <dc:date>2019-04-06T20:25:36.65</dc:date>
    <dc:creator>T S</dc:creator>
    <meta:editing-duration>PT5M9S</meta:editing-duration>
    <meta:editing-cycles>1</meta:editing-cycles>
    <meta:document-statistic meta:object-count="1"/>
    <meta:generator>OpenOffice/4.1.3$Win32 OpenOffice.org_project/413m1$Build-9783</meta:generator>
  </office:meta>
</office:document-meta>
</file>